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e00b" officeooo:paragraph-rsid="001be00b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text-indent="0in" style:auto-text-indent="false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text-indent="0in" style:auto-text-indent="false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text-indent="0in" style:auto-text-indent="false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6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</style:style>
    <style:style style:name="P1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7">
      <style:paragraph-properties fo:margin-left="0in" fo:margin-right="0in" fo:text-indent="0in" style:auto-text-indent="false"/>
    </style:style>
    <style:style style:name="P1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8">
      <style:paragraph-properties fo:margin-left="0in" fo:margin-right="0in" fo:text-indent="0in" style:auto-text-indent="false"/>
    </style:style>
    <style:style style:name="P2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9">
      <style:paragraph-properties fo:margin-left="0in" fo:margin-right="0in" fo:text-indent="0in" style:auto-text-indent="false"/>
    </style:style>
    <style:style style:name="T1" style:family="text">
      <style:text-properties officeooo:rsid="001be00b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4" style:family="text">
      <style:text-properties fo:font-variant="normal" fo:text-transform="none" fo:color="#1f1f1f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– 6</text:p>
      <text:p text:style-name="P1"/>
      <text:p text:style-name="P1"><text:span text:style-name="T2">Objective</text:span><text:line-break/><text:span text:style-name="T3">Design and analyze </text:span><text:span text:style-name="T2">series RLC circuit</text:span><text:span text:style-name="T4"> </text:span><text:span text:style-name="T3">to study and correlate:</text:span></text:p>
      <text:list text:style-name="L1">
        <text:list-item>
          <text:p text:style-name="P2">Transient response</text:p>
        </text:list-item>
        <text:list-item>
          <text:p text:style-name="P3">Frequency response</text:p>
        </text:list-item>
      </text:list>
      <text:p text:style-name="P4"><text:span text:style-name="T2">Tasks to be Achieved</text:span><text:line-break/><text:line-break/><text:line-break/><text:line-break/><text:line-break/><text:span text:style-name="T2">Circuit Design</text:span></text:p>
      <text:list text:style-name="L2">
        <text:list-item>
          <text:p text:style-name="P5">Design both <text:span text:style-name="T2">series RLC</text:span> circuit.</text:p>
        </text:list-item>
        <text:list-item>
          <text:p text:style-name="P5">Select suitable values of <text:span text:style-name="T2">R, L, and C</text:span> to realize:</text:p>
        </text:list-item>
        <text:list-item>
          <text:p text:style-name="P5">Underdamped condition</text:p>
        </text:list-item>
        <text:list-item>
          <text:p text:style-name="P5">Critically damped condition</text:p>
        </text:list-item>
        <text:list-item>
          <text:p text:style-name="P6">Overdamped condition</text:p>
        </text:list-item>
      </text:list>
      <text:p text:style-name="P4"><text:line-break/><text:line-break/><text:span text:style-name="T2">Transient Analysis (Time Domain)</text:span></text:p>
      <text:list text:style-name="L3">
        <text:list-item>
          <text:p text:style-name="P7">Obtain transient responses for all three damping conditions.</text:p>
        </text:list-item>
        <text:list-item>
          <text:p text:style-name="P7">Clearly identify and report:</text:p>
        </text:list-item>
        <text:list-item>
          <text:p text:style-name="P7">Presence or absence of oscillations</text:p>
        </text:list-item>
        <text:list-item>
          <text:p text:style-name="P7">Overshoot</text:p>
        </text:list-item>
        <text:list-item>
          <text:p text:style-name="P8">Settling behavior</text:p>
        </text:list-item>
      </text:list>
      <text:p text:style-name="P4"><text:line-break/><text:line-break/><text:span text:style-name="T2">Frequency Response Analysis</text:span></text:p>
      <text:list text:style-name="L4">
        <text:list-item>
          <text:p text:style-name="P9">Obtain the frequency response of each circuit.</text:p>
        </text:list-item>
        <text:list-item>
          <text:p text:style-name="P9">Identify and report:</text:p>
        </text:list-item>
        <text:list-item>
          <text:p text:style-name="P9">Resonant frequency</text:p>
        </text:list-item>
        <text:list-item>
          <text:p text:style-name="P9">Bandwidth</text:p>
        </text:list-item>
        <text:list-item>
          <text:p text:style-name="P10">Gain peaking (if any)</text:p>
        </text:list-item>
      </text:list>
      <text:p text:style-name="P4"><text:line-break/><text:line-break/><text:span text:style-name="T2">Observation of Key Phenomena</text:span></text:p>
      <text:list text:style-name="L5">
        <text:list-item>
          <text:p text:style-name="P11">Demonstrate:</text:p>
        </text:list-item>
        <text:list-item>
          <text:p text:style-name="P11">Resonance</text:p>
        </text:list-item>
        <text:list-item>
          <text:p text:style-name="P11">Peaking behavior</text:p>
        </text:list-item>
        <text:list-item>
          <text:p text:style-name="P12">Effect of resistance on damping and bandwidth</text:p>
        </text:list-item>
      </text:list>
      <text:p text:style-name="P4"><text:soft-page-break/><text:line-break/><text:line-break/><text:span text:style-name="T2">Correlation Study (Important)</text:span></text:p>
      <text:list text:style-name="L6">
        <text:list-item>
          <text:p text:style-name="P13">Establish a clear relationship between:</text:p>
        </text:list-item>
        <text:list-item>
          <text:p text:style-name="P13">Transient response (time domain)</text:p>
        </text:list-item>
        <text:list-item>
          <text:p text:style-name="P14">Frequency response (frequency domain)</text:p>
        </text:list-item>
      </text:list>
      <text:p text:style-name="P15"><text:line-break/><text:line-break/><text:span text:style-name="T3">Explain how:</text:span></text:p>
      <text:list text:style-name="L7">
        <text:list-item>
          <text:p text:style-name="P16">Underdamped response corresponds to peaking</text:p>
        </text:list-item>
        <text:list-item>
          <text:p text:style-name="P16">Overdamped response corresponds to no resonance</text:p>
        </text:list-item>
        <text:list-item>
          <text:p text:style-name="P17">Critical damping represents the boundary condition</text:p>
        </text:list-item>
      </text:list>
      <text:p text:style-name="P15"><text:span text:style-name="T2">Expected Outcome</text:span><text:line-break/><text:line-break/><text:line-break/><text:line-break/><text:line-break/><text:span text:style-name="T3">Students should be able to:</text:span></text:p>
      <text:list text:style-name="L8">
        <text:list-item>
          <text:p text:style-name="P18">Relate <text:span text:style-name="T2">time-domain behavior</text:span> to <text:span text:style-name="T2">frequency-domain characteristics</text:span></text:p>
        </text:list-item>
        <text:list-item>
          <text:p text:style-name="P18">Understand the role of <text:span text:style-name="T2">R, L, and C</text:span> in shaping system response</text:p>
        </text:list-item>
        <text:list-item>
          <text:p text:style-name="P19">Interpret damping in both domains consistently</text:p>
        </text:list-item>
      </text:list>
      <text:p text:style-name="P4"><text:span text:style-name="T2">Submission Requirements</text:span><text:line-break/></text:p>
      <text:list text:style-name="L9">
        <text:list-item>
          <text:p text:style-name="P20">Circuit diagram<text:span text:style-name="T1">­</text:span></text:p>
        </text:list-item>
        <text:list-item>
          <text:p text:style-name="P20">Plots of transient responses</text:p>
        </text:list-item>
        <text:list-item>
          <text:p text:style-name="P20">Frequency response plots</text:p>
        </text:list-item>
        <text:list-item>
          <text:p text:style-name="P20">Comparative analysis of all three damping cases</text:p>
        </text:list-item>
        <text:list-item>
          <text:p text:style-name="P21">Clear explanation of correlation between time and frequency domains</text:p>
        </text:list-item>
      </text:list>
      <text:p text:style-name="P15"><text:line-break/><text:span text:style-name="T3">You may take voltage across the capacitor to demonstrate the above finding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23:07:35.318641206</meta:creation-date>
    <dc:date>2026-03-24T23:08:56.247870258</dc:date>
    <meta:editing-duration>PT1M21S</meta:editing-duration>
    <meta:editing-cycles>1</meta:editing-cycles>
    <meta:document-statistic meta:table-count="0" meta:image-count="0" meta:object-count="0" meta:page-count="2" meta:paragraph-count="46" meta:word-count="245" meta:character-count="1568" meta:non-whitespace-character-count="1384"/>
    <meta:generator>LibreOffice/24.2.7.2$Linux_X86_64 LibreOffice_project/420$Build-2</meta:generator>
  </office:meta>
</office:document-meta>
</file>